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44in" fo:break-before="auto" style:use-optimal-row-height="false"/>
    </style:style>
    <style:style style:name="ro7" style:family="table-row">
      <style:table-row-properties style:row-height="0.1634in" fo:break-before="auto" style:use-optimal-row-height="false"/>
    </style:style>
    <style:style style:name="ro8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rojectName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26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2">
          <table:table-cell table:style-name="ce21" office:value-type="string" calcext:value-type="string" table:number-columns-spanned="6" table:number-rows-spanned="1">
            <text:p>Name of the Project</text:p>
          </table:table-cell>
          <table:covered-table-cell table:number-columns-repeated="5" table:style-name="ce21"/>
          <table:table-cell table:style-name="ce54" table:formula="of:=SUM([.G8:.G126])" office:value-type="float" office:value="1.49981667" calcext:value-type="float">
            <text:p>1.5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5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3.5" calcext:value-type="float">
              <text:p>3.5</text:p>
            </table:table-cell>
            <table:table-cell table:style-name="ce25" table:formula="of:=[.F8]*[.E8]" office:value-type="float" office:value="1.16655" calcext:value-type="float">
              <text:p>1.17</text:p>
            </table:table-cell>
            <table:table-cell table:number-columns-repeated="249"/>
          </table:table-row>
          <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Yes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11]*[.E11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22]*[.E22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/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33]*[.E33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/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44]*[.E44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1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79])" office:value-type="float" office:value="0.9999" calcext:value-type="float">
              <text:p>1</text:p>
            </table:table-cell>
            <table:table-cell table:style-name="ce25" table:formula="of:=[.F56]*[.E56]" office:value-type="float" office:value="0.33326667" calcext:value-type="float">
              <text:p>0.33</text:p>
            </table:table-cell>
            <table:table-cell table:number-columns-repeated="249"/>
          </table:table-row>
          <table:table-row-group>
            <table:table-row table:style-name="ro4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Yes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59]*[.E59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6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70]*[.E70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7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>
              <table:table-cell table:number-columns-repeated="256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81]*[.E81]" office:value-type="float" office:value="0" calcext:value-type="float">
                <text:p>0</text:p>
              </table:table-cell>
              <table:table-cell table:number-columns-repeated="250"/>
            </table:table-row>
            <table:table-row-group>
              <table:table-row table:style-name="ro1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Existe Código Duplicado de entre 100 y 500 tokens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1" calcext:value-type="float">
                  <text:p>1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7:.F126])" office:value-type="float" office:value="0" calcext:value-type="float">
              <text:p>0</text:p>
            </table:table-cell>
            <table:table-cell table:style-name="ce25" table:formula="of:=[.F94]*[.E94]" office:value-type="float" office:value="0" calcext:value-type="float">
              <text:p>0</text:p>
            </table:table-cell>
            <table:table-cell table:number-columns-repeated="249"/>
          </table:table-row>
          <table:table-row-group>
            <table:table-row table:style-name="ro1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Just one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97]*[.E97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20 or more commits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08]*[.E108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Utilización de Nombres de variables</text:p>
              </table:table-cell>
              <table:table-cell table:style-name="ce14" office:value-type="string" calcext:value-type="string">
                <text:p>&gt; 50%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8]*[.E118]" office:value-type="float" office:value="0" calcext:value-type="float">
                <text:p>0</text:p>
              </table:table-cell>
              <table:table-cell table:style-name="ce19" table:number-columns-repeated="2"/>
              <table:table-cell table:number-columns-repeated="248"/>
            </table:table-row>
            <table:table-row-group>
              <table:table-row table:style-name="ro1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8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18:45:39.344142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06T18:46:56.774476363</dc:date>
    <meta:print-date>2005-07-25T11:10:23</meta:print-date>
    <dc:language>en-US</dc:language>
    <meta:editing-cycles>156</meta:editing-cycles>
    <meta:editing-duration>PT7H22M56S</meta:editing-duration>
    <dc:creator>sarroutbi </dc:creator>
    <meta:document-statistic meta:table-count="2" meta:cell-count="247" meta:object-count="0"/>
    <meta:user-defined meta:name="Info 1"/>
    <meta:user-defined meta:name="Info 2"/>
    <meta:user-defined meta:name="Info 3"/>
    <meta:user-defined meta:name="Info 4"/>
  </office:meta>
</office:document-meta>
</file>